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e267" officeooo:paragraph-rsid="001a460e"/>
    </style:style>
    <style:style style:name="P2" style:family="paragraph" style:parent-style-name="Standard">
      <style:text-properties fo:language="en" fo:country="US" officeooo:rsid="001a460e" officeooo:paragraph-rsid="001a460e"/>
    </style:style>
    <style:style style:name="P3" style:family="paragraph" style:parent-style-name="Standard">
      <style:text-properties fo:language="en" fo:country="US" fo:font-style="normal" officeooo:rsid="001a460e" officeooo:paragraph-rsid="001d20e1" style:font-style-asian="normal" style:font-style-complex="normal"/>
    </style:style>
    <style:style style:name="P4" style:family="paragraph" style:parent-style-name="Standard">
      <style:text-properties fo:language="en" fo:country="US" officeooo:rsid="001f20b2" officeooo:paragraph-rsid="001f20b2"/>
    </style:style>
    <style:style style:name="P5" style:family="paragraph" style:parent-style-name="Standard">
      <style:text-properties officeooo:paragraph-rsid="001a460e"/>
    </style:style>
    <style:style style:name="T1" style:family="text">
      <style:text-properties fo:language="en" fo:country="US" officeooo:rsid="0001e267"/>
    </style:style>
    <style:style style:name="T2" style:family="text">
      <style:text-properties fo:language="en" fo:country="US" officeooo:rsid="000707aa"/>
    </style:style>
    <style:style style:name="T3" style:family="text">
      <style:text-properties fo:language="en" fo:country="US" officeooo:rsid="001a460e"/>
    </style:style>
    <style:style style:name="T4" style:family="text">
      <style:text-properties fo:language="en" fo:country="US" officeooo:rsid="001d20e1"/>
    </style:style>
    <style:style style:name="T5" style:family="text">
      <style:text-properties officeooo:rsid="001a460e"/>
    </style:style>
    <style:style style:name="T6" style:family="text">
      <style:text-properties officeooo:rsid="001b9313"/>
    </style:style>
    <style:style style:name="T7" style:family="text">
      <style:text-properties officeooo:rsid="001d20e1"/>
    </style:style>
    <style:style style:name="T8" style:family="text">
      <style:text-properties officeooo:rsid="00207813"/>
    </style:style>
    <style:style style:name="T9" style:family="text">
      <style:text-properties officeooo:rsid="002255a2"/>
    </style:style>
    <style:style style:name="T10" style:family="text">
      <style:text-properties officeooo:rsid="0022d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*</text:p>
      <text:p text:style-name="P5"><text:s/>* <text:span text:style-name="T5">file: </text:span><text:span text:style-name="T4">what-if</text:span>.<text:span text:style-name="T2">pdf</text:span></text:p>
      <text:p text:style-name="P5"><text:s/>* </text:p>
      <text:p text:style-name="P5"><text:s/>* <text:span text:style-name="T5">author: </text:span>Michal Tešnar &lt;<text:a xlink:type="simple" xlink:href="mailto:m.tesnar@student.rug.nl" text:style-name="Internet_20_link" text:visited-style-name="Visited_20_Internet_20_Link">m.</text:a><text:a xlink:type="simple" xlink:href="mailto:m.tesnar@student.rug.nl" text:style-name="Internet_20_link" text:visited-style-name="Visited_20_Internet_20_Link"><text:span text:style-name="T7">tesnar@student.rug.nl</text:span></text:a>&gt; <text:span text:style-name="T10">S4740556</text:span></text:p>
      <text:p text:style-name="P5"><text:s/>*</text:p>
      <text:p text:style-name="P5"><text:s/>* <text:span text:style-name="T5">Description: </text:span>This <text:span text:style-name="T1">file contains solutions of exercises </text:span><text:span text:style-name="T3">to what if questions</text:span><text:span text:style-name="T1">.</text:span></text:p>
      <text:p text:style-name="P1"><text:s/>*/</text:p>
      <text:p text:style-name="P1"/>
      <text:p text:style-name="P2">1. (c)</text:p>
      <text:p text:style-name="P3"><text:span text:style-name="T7">Varible is not initialized, which produces just a warning. Cas</text:span><text:span text:style-name="T9">t</text:span><text:span text:style-name="T7"> of char value to an int is not a </text:span><text:span text:style-name="T9">fatal </text:span><text:span text:style-name="T7">problem either, only produces warning. However, scanf needs a pointer, so it treats x as a pointer which fails. C</text:span>orrectly <text:span text:style-name="T7">it should be (4. line) </text:span>scanf("%c", &amp;x); <text:span text:style-name="T7">or even better to avoid faulty conversion </text:span>scanf("%<text:span text:style-name="T7">i</text:span>", &amp;x);</text:p>
      <text:p text:style-name="P2"/>
      <text:p text:style-name="P2">2. (c)</text:p>
      <text:p text:style-name="P4">As opposed to leaving the array empty, which may not gurantee making it full of zeros (there will be some random values<text:span text:style-name="T9">)</text:span>, defining only first few values makes the rest of the unitinalized array be zeros.</text:p>
      <text:p text:style-name="P4"/>
      <text:p text:style-name="P2">3. (d)</text:p>
      <text:p text:style-name="P4">The function gets a pointer, derefereces it and assigns it a new value, therefore the new value of x will be 20.</text:p>
      <text:p text:style-name="P2"/>
      <text:p text:style-name="P2">4. <text:span text:style-name="T6">(b)</text:span></text:p>
      <text:p text:style-name="P4">The array newArray only exist within the scope of the function int *getEmp<text:span text:style-name="T8">t</text:span>yArray(int size); therefore <text:span text:style-name="T8">pointer which we are trying to return exists only locally (within the function) and not globally, so it becomes invalid after the return.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7T09:21:17.274000000</dc:date>
    <meta:editing-duration>PT12M29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5" meta:word-count="185" meta:character-count="1070" meta:non-whitespace-character-count="893"/>
  </office:meta>
</office:document-meta>
</file>